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4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3"/>
          <table:table-cell/>
          <table:table-cell/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5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27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3]+[.H23]+[.N23]" office:value-type="float" office:value="300">
            <text:p>3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4]+[.H24]+[.N24]" office:value-type="float" office:value="600">
            <text:p>6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5]+[.H25]+[.N25]" office:value-type="float" office:value="900">
            <text:p>9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1100">
            <text:p>11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300">
            <text:p>1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500">
            <text:p>15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700">
            <text:p>17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2000">
            <text:p>20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3]+[.H33]+[.N33]" office:value-type="float" office:value="300">
            <text:p>3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4]+[.H34]+[.N34]" office:value-type="float" office:value="600">
            <text:p>6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5]+[.H35]+[.N35]" office:value-type="float" office:value="900">
            <text:p>9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1100">
            <text:p>11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300">
            <text:p>1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500">
            <text:p>15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700">
            <text:p>17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2000">
            <text:p>20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2:24:53</dc:date>
    <dc:creator>diego </dc:creator>
    <meta:editing-duration>PT2H56M41S</meta:editing-duration>
    <meta:editing-cycles>95</meta:editing-cycles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4">
                <text:p>9.21720828491974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07cm" svg:y="2.154cm" svg:width="23.143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